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Liberation Sans"/>
    </style:style>
    <style:style style:name="P2" style:family="paragraph" style:parent-style-name="Standard" style:list-style-name="WWNum3">
      <style:text-properties style:font-name="Liberation Sans"/>
    </style:style>
    <style:style style:name="P3" style:family="paragraph" style:parent-style-name="Standard" style:list-style-name="WWNum4">
      <style:text-properties style:font-name="Liberation Sans"/>
    </style:style>
    <style:style style:name="P4" style:family="paragraph" style:parent-style-name="Standard" style:list-style-name="WWNum2">
      <style:text-properties style:font-name="Liberation Sans"/>
    </style:style>
    <style:style style:name="P5" style:family="paragraph" style:parent-style-name="Standard">
      <style:paragraph-properties fo:break-before="page"/>
      <style:text-properties style:font-name="Liberation Sans"/>
    </style:style>
    <style:style style:name="P6" style:family="paragraph" style:parent-style-name="Standard" style:master-page-name="Converted1">
      <style:paragraph-properties style:page-number="auto"/>
      <style:text-properties style:font-name="Liberation Sans"/>
    </style:style>
    <style:style style:name="P7" style:family="paragraph" style:parent-style-name="Footer">
      <style:paragraph-properties fo:margin-left="0cm" fo:margin-right="0.635cm" fo:text-indent="0cm" style:auto-text-indent="false"/>
    </style:style>
    <style:style style:name="T1" style:family="text">
      <style:text-properties fo:language="pt" fo:country="BR"/>
    </style:style>
    <style:style style:name="T2" style:family="text">
      <style:text-properties style:font-name-asian="Tahoma1"/>
    </style:style>
    <style:style style:name="T3" style:family="text">
      <style:text-properties fo:color="#102640" style:font-name="Tahoma" fo:font-size="23pt" style:font-size-asian="23pt" style:font-name-complex="Tahoma1" style:font-size-complex="23pt"/>
    </style:style>
    <style:style style:name="T4" style:family="text">
      <style:text-properties fo:color="#102640" style:font-name="Tahoma" fo:font-size="23pt" style:font-name-asian="Tahoma1" style:font-size-asian="23pt" style:font-name-complex="Tahoma1" style:font-size-complex="23pt"/>
    </style:style>
    <style:style style:name="T5" style:family="text">
      <style:text-properties fo:color="#102640" style:font-name="Tahoma" fo:font-size="23pt" style:text-underline-style="solid" style:text-underline-width="auto" style:text-underline-color="font-color" style:font-name-asian="Tahoma1" style:font-size-asian="23pt" style:font-name-complex="Tahoma1" style:font-size-complex="23pt"/>
    </style:style>
    <style:style style:name="T6" style:family="text">
      <style:text-properties fo:color="#102640" style:font-name="Tahoma" fo:font-size="16pt" style:font-size-asian="16pt" style:font-name-complex="Tahoma1"/>
    </style:style>
    <style:style style:name="T7" style:family="text">
      <style:text-properties fo:color="#102640" style:font-name="Tahoma" fo:font-size="16pt" style:font-name-asian="Tahoma1" style:font-size-asian="16pt" style:font-name-complex="Tahoma1"/>
    </style:style>
    <style:style style:name="T8" style:family="text">
      <style:text-properties fo:color="#102640" fo:font-size="23pt" style:font-size-asian="23pt" style:font-name-complex="Tahoma1" style:font-size-complex="23pt"/>
    </style:style>
    <style:style style:name="T9" style:family="text">
      <style:text-properties fo:color="#102640" fo:font-size="23pt" style:font-name-asian="Tahoma1" style:font-size-asian="23pt" style:font-name-complex="Tahoma1" style:font-size-complex="23pt"/>
    </style:style>
    <style:style style:name="T10" style:family="text">
      <style:text-properties fo:color="#102640" fo:font-size="23pt" style:text-underline-style="solid" style:text-underline-width="auto" style:text-underline-color="font-color" style:font-name-asian="Tahoma1" style:font-size-asian="23pt" style:font-name-complex="Tahoma1" style:font-size-complex="23pt"/>
    </style:style>
    <style:style style:name="T11" style:family="text">
      <style:text-properties fo:color="#102640" fo:font-size="16pt" style:font-size-asian="16pt" style:font-name-complex="Tahoma1"/>
    </style:style>
    <style:style style:name="T12" style:family="text">
      <style:text-properties fo:color="#102640" fo:font-size="16pt" style:font-name-asian="Tahoma1" style:font-size-asian="16pt" style:font-name-complex="Tahoma1"/>
    </style:style>
    <style:style style:name="T13" style:family="text">
      <style:text-properties fo:color="#102640" style:font-name-complex="Tahoma1"/>
    </style:style>
    <style:style style:name="T14" style:family="text">
      <style:text-properties fo:color="#102640" style:font-name-asian="Tahoma1" style:font-name-complex="Tahoma1"/>
    </style:style>
    <style:style style:name="T15" style:family="text">
      <style:text-properties fo:color="#102640" style:text-underline-style="solid" style:text-underline-width="auto" style:text-underline-color="font-color" style:font-name-asian="Tahoma1" style:font-name-complex="Tahoma1"/>
    </style:style>
    <style:style style:name="T16" style:family="text">
      <style:text-properties style:font-name="Arial1" fo:font-size="14pt" style:text-underline-style="solid" style:text-underline-width="auto" style:text-underline-color="font-color" fo:font-weight="bold" style:font-size-asian="14pt" style:font-weight-asian="bold" style:font-name-complex="Arial2" style:font-size-complex="14pt"/>
    </style:style>
    <style:style style:name="T17" style:family="text">
      <style:text-properties style:font-name="Arial1" fo:font-size="14pt" style:text-underline-style="solid" style:text-underline-width="auto" style:text-underline-color="font-color" fo:font-weight="bold" style:font-name-asian="Arial2" style:font-size-asian="14pt" style:font-weight-asian="bold" style:font-name-complex="Arial2" style:font-size-complex="14pt"/>
    </style:style>
    <style:style style:name="T18" style:family="text">
      <style:text-properties style:font-name="Arial1" fo:font-weight="bold" style:font-weight-asian="bold" style:font-name-complex="Arial2"/>
    </style:style>
    <style:style style:name="T19" style:family="text">
      <style:text-properties style:font-name="Arial1" fo:font-weight="bold" style:font-name-asian="Arial2" style:font-weight-asian="bold" style:font-name-complex="Arial2"/>
    </style:style>
    <style:style style:name="T20" style:family="text">
      <style:text-properties style:font-name="Arial1" style:font-name-complex="Arial2"/>
    </style:style>
    <style:style style:name="T21" style:family="text">
      <style:text-properties style:font-name="Arial1" style:font-name-complex="Arial2" style:font-style-complex="italic"/>
    </style:style>
    <style:style style:name="T22" style:family="text">
      <style:text-properties style:font-name="Arial1" style:font-name-asian="Arial2" style:font-name-complex="Arial2"/>
    </style:style>
    <style:style style:name="T23" style:family="text">
      <style:text-properties style:font-name="Arial1" style:text-underline-style="solid" style:text-underline-width="auto" style:text-underline-color="font-color" style:font-name-complex="Arial2"/>
    </style:style>
    <style:style style:name="T24" style:family="text">
      <style:text-properties style:font-name="Arial1" style:text-underline-style="solid" style:text-underline-width="auto" style:text-underline-color="font-color" style:font-name-asian="Arial2" style:font-name-complex="Arial2"/>
    </style:style>
    <style:style style:name="T25" style:family="text">
      <style:text-properties fo:font-size="14pt" style:text-underline-style="solid" style:text-underline-width="auto" style:text-underline-color="font-color" fo:font-weight="bold" style:font-size-asian="14pt" style:font-weight-asian="bold" style:font-name-complex="Arial2" style:font-size-complex="14pt"/>
    </style:style>
    <style:style style:name="T26" style:family="text">
      <style:text-properties fo:font-size="14pt" style:text-underline-style="solid" style:text-underline-width="auto" style:text-underline-color="font-color" fo:font-weight="bold" style:font-name-asian="Arial2" style:font-size-asian="14pt" style:font-weight-asian="bold" style:font-name-complex="Arial2" style:font-size-complex="14pt"/>
    </style:style>
    <style:style style:name="T27" style:family="text">
      <style:text-properties fo:font-weight="bold" style:font-weight-asian="bold" style:font-name-complex="Arial2"/>
    </style:style>
    <style:style style:name="T28" style:family="text">
      <style:text-properties fo:font-weight="bold" style:font-name-asian="Arial2" style:font-weight-asian="bold" style:font-name-complex="Arial2"/>
    </style:style>
    <style:style style:name="T29" style:family="text">
      <style:text-properties style:font-name-complex="Arial2"/>
    </style:style>
    <style:style style:name="T30" style:family="text">
      <style:text-properties style:font-name-complex="Arial2" style:font-style-complex="italic"/>
    </style:style>
    <style:style style:name="T31" style:family="text">
      <style:text-properties style:font-name-asian="Arial2" style:font-name-complex="Arial2"/>
    </style:style>
    <style:style style:name="T32" style:family="text">
      <style:text-properties style:text-underline-style="solid" style:text-underline-width="auto" style:text-underline-color="font-color" style:font-name-complex="Arial2"/>
    </style:style>
    <style:style style:name="T33" style:family="text">
      <style:text-properties style:text-underline-style="solid" style:text-underline-width="auto" style:text-underline-color="font-color" style:font-name-asian="Arial2" style:font-name-complex="Arial2"/>
    </style:style>
    <style:style style:name="T34" style:family="text">
      <style:text-properties style:text-underline-style="solid" style:text-underline-width="auto" style:text-underline-color="font-color" fo:font-weight="bold" style:font-weight-asian="bold" style:font-name-complex="Arial2"/>
    </style:style>
    <style:style style:name="T35" style:family="text">
      <style:text-properties style:text-underline-style="solid" style:text-underline-width="auto" style:text-underline-color="font-color" fo:font-weight="bold" style:font-name-asian="Arial2" style:font-weight-asian="bold" style:font-name-complex="Arial2"/>
    </style:style>
    <style:style style:name="fr1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-start text:name="OLE_LINK1"/><text:bookmark-end text:name="OLE_LINK1"/></text:p>
      <text:p text:style-name="P1">I. TEMA: </text:p>
      <text:p text:style-name="P1"/>
      <text:p text:style-name="P1">“DESENVOLVIMENTO DE UMA FERRAMENTA PARA COMUNICAÇÃO EM REDE”</text:p>
      <text:p text:style-name="P1"/>
      <text:p text:style-name="P1">II. PROPOSTA DO TRABALHO</text:p>
      <text:p text:style-name="P1"/>
      <text:p text:style-name="P1">As Atividades Práticas Supervisionadas serão constituídas da seguinte forma:</text:p>
      <text:p text:style-name="P1"/>
      <text:p text:style-name="P1">Pede-se aos alunos que desenvolvam em Java ou C# uma ferramenta para comunicação em rede. O grupo deverá criar uma aplicação que permita que duas ou mais pessoas possam se comunicar em uma rede, utilizando o protocolo TCP/IP. </text:p>
      <text:p text:style-name="P1">A ferramenta terá que ser utilizada no seguinte caso: a Secretaria de Estado do Meio Ambiente deseja saber quais atividades industriais estão gerando poluição do Rio Tietê desde sua nascente em Salesópolis (SP) até a sua passagem pela região da grande São Paulo. Para tal ela precisa trocar informações das equipes de inspetores treinados e capacitados que estarão se revezando dentro de cada indústria, controlando os processos e passando informações online para a Secretaria.</text:p>
      <text:p text:style-name="P1">Além da comunicação, outros elementos poderão ser acrescidos, tais como: componentes gráficos, emoticons, transferência de arquivos, comunicação multicast, e-mail, webcam, etc. O nível de complexidade e de recursos acrescidos afetarão diretamente a nota final do grupo.</text:p>
      <text:p text:style-name="P1"/>
      <text:p text:style-name="P1"/>
      <text:p text:style-name="P1">Observações:</text:p>
      <text:p text:style-name="P1"/>
      <text:list xml:id="list1095686893" text:style-name="WWNum4">
        <text:list-item>
          <text:p text:style-name="P3">Deverão ser utilizadas para a comunicação de dados as primitivas dos sockets de Berkeley, ou componentes derivados destes.</text:p>
        </text:list-item>
        <text:list-item>
          <text:p text:style-name="P3">O grupo deverá fazer uma dissertação sobre todos os elementos utilizados no desenvolvimento do projeto acima, assim como o efeito desse trabalho na sua formação e discutir a interdisciplinaridade envolvida no mesmo.</text:p>
        </text:list-item>
        <text:list-item>
          <text:p text:style-name="P3">O nível de refinamento, funcionalidade, tratamento de erros, funções extras e relatórios adicionais implementados neste sistema, terão impacto direto na nota final deste trabalho. </text:p>
        </text:list-item>
        <text:list-item>
          <text:p text:style-name="P3">A nota atribuída ao trabalho entregue configura a nota das APS.</text:p>
        </text:list-item>
      </text:list>
      <text:p text:style-name="P1"/>
      <text:p text:style-name="P5">III. APRESENTAÇÃO DO TRABALHO</text:p>
      <text:p text:style-name="P1"/>
      <text:list xml:id="list706385200" text:style-name="WWNum2">
        <text:list-item>
          <text:p text:style-name="P4">O grupo deverá ser composto de 3 alunos. A formação de um grupo com um número diferente de 3 dependerá de aprovação do(a) Coordenador(a) Auxiliar do curso no campus.</text:p>
        </text:list-item>
      </text:list>
      <text:p text:style-name="P1"/>
      <text:list xml:id="list1274909753" text:continue-numbering="true" text:style-name="WWNum2">
        <text:list-item>
          <text:p text:style-name="P4">Todas as etapas do trabalho deverão ser escritas em fonte ARIAL 12, espaçamento 1,5, margem direita 2,5 cm e margem esquerda 2,5 cm. O trabalho deverá ter formato A4, encadernado (espiral) com capa transparente. </text:p>
        </text:list-item>
      </text:list>
      <text:p text:style-name="P1"/>
      <text:list xml:id="list1695262766" text:continue-numbering="true" text:style-name="WWNum2">
        <text:list-item>
          <text:p text:style-name="P4">Limites de páginas</text:p>
        </text:list-item>
      </text:list>
      <text:p text:style-name="P1">Objetivo do trabalho: 1 página e no máximo 2 páginas</text:p>
      <text:p text:style-name="P1">Introdução: 2 páginas e no máximo 4 páginas</text:p>
      <text:p text:style-name="P1">Fundamentos da comunicação de dados em rede (conceitos gerais): 4 páginas e no máximo 8 páginas.</text:p>
      <text:p text:style-name="P1">Plano de desenvolvimento da aplicação: mínimo de 5 páginas e máximo de 15 páginas.</text:p>
      <text:p text:style-name="P1">Projeto (estrutura) do programa: mínimo de 3 páginas e máximo de 8 páginas.</text:p>
      <text:p text:style-name="P1">Relatório com as linhas de código: máximo de 10 páginas.</text:p>
      <text:p text:style-name="P1"/>
      <text:list xml:id="list1509654255" text:continue-numbering="true" text:style-name="WWNum2">
        <text:list-item>
          <text:p text:style-name="P4">O trabalho deverá ser entregue junto com a ficha padrão de “Atividades Práticas Supervisionadas” ilustrando cronologicamente cada um dos itens, segundo a orientação do professor supervisor desta atividade.</text:p>
        </text:list-item>
      </text:list>
      <text:p text:style-name="P1"/>
      <text:list xml:id="list1734242924" text:continue-numbering="true" text:style-name="WWNum2">
        <text:list-item>
          <text:p text:style-name="P4">Estrutura do trabalho:</text:p>
        </text:list-item>
      </text:list>
      <text:p text:style-name="P1"/>
      <text:list xml:id="list1672779425" text:continue-numbering="true" text:style-name="WWNum2">
        <text:list-item>
          <text:list>
            <text:list-item>
              <text:p text:style-name="P4">Capa: identificando o curso, o tema, a relação de alunos do grupo (nome/RA)</text:p>
            </text:list-item>
            <text:list-item>
              <text:p text:style-name="P4">Índice</text:p>
            </text:list-item>
            <text:list-item>
              <text:p text:style-name="P4">Objetivo e motivação do trabalho</text:p>
            </text:list-item>
            <text:list-item>
              <text:p text:style-name="P4">Introdução</text:p>
            </text:list-item>
            <text:list-item>
              <text:p text:style-name="P4">Fundamentos da comunicação de dados em rede (conceitos gerais)</text:p>
            </text:list-item>
            <text:list-item>
              <text:p text:style-name="P4">Plano de desenvolvimento da aplicação (elementos e ferramentas que serão utilizadas)</text:p>
            </text:list-item>
            <text:list-item>
              <text:p text:style-name="P4">Projeto (estrutura e módulos que serão desenvolvidos) do programa</text:p>
            </text:list-item>
            <text:list-item>
              <text:p text:style-name="P4">Relatório com as linhas de código do programa</text:p>
            </text:list-item>
            <text:list-item>
              <text:p text:style-name="P4">Apresentação do programa em funcionamento em um computador, apresentando todas as funcionalidades pedidas e extras.</text:p>
            </text:list-item>
            <text:list-item>
              <text:p text:style-name="P4">Bibliografia</text:p>
            </text:list-item>
            <text:list-item>
              <text:p text:style-name="P4">Ficha de Atividades Práticas Supervisionadas</text:p>
            </text:list-item>
          </text:list>
        </text:list-item>
      </text:list>
      <text:p text:style-name="P1"/>
      <text:p text:style-name="P1"/>
      <text:p text:style-name="P1">IV. MODELO DE FICHA DE ATIVIDADES PRÁTICAS SUPERVISIONADAS</text:p>
      <text:p text:style-name="P1"/>
      <text:p text:style-name="P1"/>
      <text:p text:style-name="P1"/>
      <text:p text:style-name="P1"><text:soft-page-break/></text:p>
      <text:p text:style-name="P1"><draw:frame draw:style-name="fr1" text:anchor-type="as-char" svg:width="24.412cm" svg:height="18.239cm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2" svg:font-family="Tahoma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text-align="center" style:justify-single-word="false" fo:keep-with-next="always"/>
      <style:text-properties style:font-name="Tahoma" fo:font-size="26pt" fo:language="en" fo:country="US" style:text-underline-style="solid" style:text-underline-width="auto" style:text-underline-color="font-color" style:font-size-asian="26pt" style:font-name-complex="Tahoma1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line-height="150%" fo:text-align="center" style:justify-single-word="false" fo:keep-with-next="always"/>
      <style:text-properties style:font-name="Arial1" fo:language="en" fo:country="US" fo:font-weight="bold" style:font-weight-asian="bold" style:font-name-complex="Arial2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1.249cm" fo:margin-right="0cm" fo:text-indent="0cm" style:auto-text-indent="false"/>
    </style:style>
    <style:style style:name="ListLabel_20_1" style:display-name="ListLabel 1" style:family="text">
      <style:text-properties style:font-name-complex="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0.501cm" fo:margin-bottom="1.251cm" fo:margin-left="1.501cm" fo:margin-right="1.501cm" style:writing-mode="lr-tb" style:layout-grid-color="#c0c0c0" style:layout-grid-lines="3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</meta:editing-duration>
    <meta:editing-cycles>6</meta:editing-cycles>
    <meta:generator>LibreOffice/3.5$Linux_x86 LibreOffice_project/350m1$Build-2</meta:generator>
    <dc:date>2016-04-14T16:44:13</dc:date>
    <dc:creator>Marcio </dc:creator>
    <meta:document-statistic meta:table-count="0" meta:image-count="0" meta:object-count="1" meta:page-count="3" meta:paragraph-count="37" meta:word-count="535" meta:character-count="1687" meta:non-whitespace-character-count="2955"/>
    <meta:user-defined meta:name="Info 1"/>
    <meta:user-defined meta:name="Info 2"/>
    <meta:user-defined meta:name="Info 3"/>
    <meta:user-defined meta:name="Info 4"/>
  </office:meta>
</office:document-meta>
</file>